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layer="layout" svg:width="10.484cm" svg:height="0.962cm" svg:x="5.571cm" svg:y="2cm">
          <draw:text-box>
            <text:p>Extract plain text from native format</text:p>
          </draw:text-box>
        </draw:frame>
        <draw:frame draw:style-name="gr1" draw:layer="layout" svg:width="6.882cm" svg:height="0.962cm" svg:x="7.372cm" svg:y="5.038cm">
          <draw:text-box>
            <text:p>Extract book keywords</text:p>
          </draw:text-box>
        </draw:frame>
        <draw:frame draw:style-name="gr1" draw:layer="layout" svg:width="11.284cm" svg:height="0.962cm" svg:x="5.171cm" svg:y="8.038cm">
          <draw:text-box>
            <text:p>Exclude stop-words from keywords list</text:p>
          </draw:text-box>
        </draw:frame>
        <draw:frame draw:style-name="gr2" draw:layer="layout" svg:width="12.444cm" svg:height="2cm" svg:x="4.591cm" svg:y="11cm">
          <draw:text-box>
            <text:p>Combine keyword lists to a file with sparse</text:p>
            <text:p><text:s/>vectors in Hadoop Sequence File Format</text:p>
          </draw:text-box>
        </draw:frame>
        <draw:frame draw:style-name="gr1" draw:layer="layout" svg:width="17.689cm" svg:height="0.962cm" svg:x="1.969cm" svg:y="14.6cm">
          <draw:text-box>
            <text:p>Run <text:span text:style-name="T1">Canopy</text:span> clustering algorithm on a file with sparse vectors</text:p>
          </draw:text-box>
        </draw:frame>
        <draw:frame draw:style-name="gr1" draw:layer="layout" svg:width="17.562cm" svg:height="0.962cm" svg:x="2.032cm" svg:y="17.638cm">
          <draw:text-box>
            <text:p>Output books, that are close enough to centers of all clusters</text:p>
          </draw:text-box>
        </draw:frame>
        <draw:line draw:style-name="gr3" draw:text-style-name="P1" draw:layer="layout" svg:x1="10.813cm" svg:y1="5cm" svg:x2="10.813cm" svg:y2="2.938cm">
          <text:p/>
        </draw:line>
        <draw:line draw:style-name="gr3" draw:text-style-name="P1" draw:layer="layout" svg:x1="10.813cm" svg:y1="8cm" svg:x2="10.813cm" svg:y2="5.938cm">
          <text:p/>
        </draw:line>
        <draw:line draw:style-name="gr3" draw:text-style-name="P1" draw:layer="layout" svg:x1="10.813cm" svg:y1="11cm" svg:x2="10.813cm" svg:y2="8.938cm">
          <text:p/>
        </draw:line>
        <draw:line draw:style-name="gr3" draw:text-style-name="P1" draw:layer="layout" svg:x1="10.813cm" svg:y1="14.662cm" svg:x2="10.813cm" svg:y2="12.6cm">
          <text:p/>
        </draw:line>
        <draw:line draw:style-name="gr3" draw:text-style-name="P1" draw:layer="layout" svg:x1="10.813cm" svg:y1="17.6cm" svg:x2="10.813cm" svg:y2="15.5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ladimir </meta:initial-creator>
    <meta:creation-date>2011-06-01T13:14:43</meta:creation-date>
    <dc:date>2011-06-01T15:16:01</dc:date>
    <dc:creator>Vladimir </dc:creator>
    <meta:editing-duration>PT38S</meta:editing-duration>
    <meta:editing-cycles>1</meta:editing-cycles>
    <meta:document-statistic meta:object-count="11"/>
    <meta:generator>LibreOffice/3.3$Unix LibreOffice_project/330m19$Build-202</meta:generator>
  </office:meta>
</office:document-meta>
</file>